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solid" svg:stroke-width="0.026cm" svg:stroke-color="#000000" draw:stroke-linejoin="round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min-height="8.218cm" fo:min-width="2.46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000000" draw:marker-start="msArrowOpenEnd_20_5" draw:marker-start-width="0.315cm" draw:marker-start-center="false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0cm" fo:min-width="5.384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marker-start="Arrow" draw:marker-end="Arrow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textarea-horizontal-align="justify" draw:textarea-vertical-align="middle" draw:auto-grow-height="false" fo:min-height="4.069cm" fo:min-width="13.724cm" fo:wrap-option="no-wrap"/>
    </style:style>
    <style:style style:name="gr14" style:family="graphic" style:parent-style-name="standard">
      <style:graphic-properties draw:textarea-horizontal-align="justify" draw:textarea-vertical-align="middle" draw:auto-grow-height="false" fo:min-height="4.069cm" fo:min-width="9.153cm" fo:wrap-option="no-wrap"/>
    </style:style>
    <style:style style:name="gr15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0cm" fo:min-width="5.428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.026cm" draw:stroke-linejoin="round" draw:fill="none" draw:textarea-vertical-align="bottom" draw:auto-grow-height="false" draw:fit-to-size="false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0cm" fo:min-width="0.688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round" draw:fill="solid" draw:fill-color="#00b8ff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1.243cm" fo:min-width="2.039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4a7ebb" draw:marker-start="msArrowOpenEnd_20_5" draw:marker-start-width="0.315cm" draw:marker-start-center="false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0cm" fo:min-width="2.887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min-height="2.037cm" fo:min-width="1.279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marker-start="msArrowOpenEnd_20_5" draw:marker-start-width="0.315cm" draw:marker-start-center="false" draw:marker-end="msArrowOpenEnd_20_5" draw:marker-end-width="0.315cm" draw:marker-end-center="false" draw:stroke-linejoin="round" draw:fill="none" draw:textarea-vertical-align="top" draw:auto-grow-height="false" fo:min-height="0cm" fo:min-width="0.872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4a7ebb" draw:marker-start-width="0.315cm" draw:marker-start-center="false" draw:marker-end="msArrowOpenEnd_20_5" draw:marker-end-width="0.315cm" draw:marker-end-center="false" draw:fill="none" draw:textarea-vertical-align="top" draw:auto-grow-height="false" fo:min-height="1.61cm" fo:min-width="2.421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min-height="9.53cm" fo:min-width="1.448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00b050" draw:marker-start="msArrowOpenEnd_20_5" draw:marker-start-width="0.315cm" draw:marker-start-center="false" draw:marker-end-width="0.315cm" draw:marker-end-center="false" draw:fill="none" draw:textarea-vertical-align="top" draw:auto-grow-height="false" fo:min-height="0cm" fo:min-width="2.167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26cm" svg:stroke-color="#7030a0" draw:marker-end="msArrowOpenEnd_20_5" draw:marker-end-width="0.315cm" draw:marker-end-center="false" draw:fill="none" draw:textarea-vertical-align="top" draw:auto-grow-height="false" fo:min-height="2.059cm" fo:min-width="5.098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26cm" svg:stroke-color="#7030a0" draw:marker-end="msArrowOpenEnd_20_5" draw:marker-end-width="0.315cm" draw:marker-end-center="false" draw:fill="none" draw:textarea-vertical-align="top" draw:auto-grow-height="false" fo:min-height="0cm" fo:min-width="5.164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26cm" svg:stroke-color="#00b050" draw:marker-start-width="0.315cm" draw:marker-start-center="false" draw:marker-end="msArrowOpenEnd_20_5" draw:marker-end-width="0.315cm" draw:marker-end-center="false" draw:fill="none" draw:textarea-vertical-align="top" draw:auto-grow-height="false" fo:min-height="0cm" fo:min-width="5.808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26cm" svg:stroke-color="#00b050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0cm" fo:min-width="1.617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min-height="3.222cm" fo:min-width="1.787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draw:fill="none" fo:min-height="0.994cm"/>
    </style:style>
    <style:style style:name="gr39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0cm" fo:min-width="1.575cm" fo:padding-top="0.125cm" fo:padding-bottom="0.125cm" fo:padding-left="0.25cm" fo:padding-right="0.25cm" fo:wrap-option="wrap"/>
    </style:style>
    <style:style style:name="gr40" style:family="graphic" style:parent-style-name="objectwithoutfill">
      <style:graphic-properties draw:marker-end="Line_20_Arrow" draw:fill="none" draw:textarea-vertical-align="middle"/>
    </style:style>
    <style:style style:name="gr41" style:family="graphic" style:parent-style-name="objectwithoutfill">
      <style:graphic-properties draw:fill="none" draw:textarea-vertical-align="middle"/>
    </style:style>
    <style:style style:name="gr42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43" style:family="graphic" style:parent-style-name="standard">
      <style:graphic-properties draw:stroke="solid" svg:stroke-width="0.071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none" draw:fill="none" fo:min-height="1.118cm"/>
    </style:style>
    <style:style style:name="gr46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min-height="3.069cm" fo:min-width="3.565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min-height="3.069cm" fo:min-width="3.639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min-height="3.069cm" fo:min-width="17.281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textarea-horizontal-align="justify" draw:textarea-vertical-align="middle" draw:auto-grow-height="false"/>
    </style:style>
    <style:style style:name="gr50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51" style:family="graphic" style:parent-style-name="objectwithoutfill">
      <style:graphic-properties draw:marker-end="Arrow" draw:marker-end-width="0.3cm" draw:fill="none" draw:textarea-vertical-align="middle"/>
    </style:style>
    <style:style style:name="gr5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3" style:family="graphic" style:parent-style-name="standard">
      <style:graphic-properties draw:textarea-horizontal-align="justify" draw:textarea-vertical-align="middle" draw:auto-grow-height="false"/>
    </style:style>
    <style:style style:name="gr54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min-height="3.069cm" fo:min-width="19.821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textarea-horizontal-align="justify" draw:textarea-vertical-align="middle" draw:auto-grow-height="false" fo:min-height="4.69cm" fo:min-width="7.968cm" fo:wrap-option="no-wrap"/>
    </style:style>
    <style:style style:name="gr56" style:family="graphic">
      <style:graphic-properties style:protect="size"/>
    </style:style>
    <style:style style:name="pr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Blank-notes">
      <style:graphic-properties draw:stroke="none" svg:stroke-width="0cm" draw:fill="none" draw:fill-color="#ffffff" draw:textarea-vertical-align="middle" draw:auto-grow-height="false" draw:fit-to-size="false" fo:min-height="11.43cm" fo:padding-top="0.127cm" fo:padding-bottom="0.127cm" fo:padding-left="0.254cm" fo:padding-right="0.254cm" fo:wrap-option="no-wrap"/>
    </style:style>
    <style:style style:name="pr3" style:family="presentation" style:parent-style-name="Blank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style:line-height-at-least="1.116cm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line-height="100%" fo:text-align="justify"/>
    </style:style>
    <style:style style:name="P8" style:family="paragraph">
      <style:paragraph-properties fo:text-align="justify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00b8ff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fo:margin-left="0cm" fo:margin-right="0cm" fo:margin-top="0cm" fo:margin-bottom="0cm" style:line-height-at-least="1.116cm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fo:font-size="10pt" style:font-size-asian="10pt" style:font-size-complex="10pt"/>
    </style:style>
    <style:style style:name="P20" style:family="paragraph">
      <style:paragraph-properties fo:text-align="justify"/>
      <style:text-properties fo:font-size="10pt" style:font-size-asian="10pt" style:font-size-complex="10pt"/>
    </style:style>
    <style:style style:name="P21" style:family="paragraph">
      <loext:graphic-properties draw:fill-color="#ffffff"/>
    </style:style>
    <style:style style:name="T1" style:family="text">
      <style:text-properties fo:font-variant="normal" fo:text-transform="none" fo:color="#006699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6pt" fo:letter-spacing="normal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fo:font-variant="normal" fo:text-transform="none" fo:color="#376092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00b050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variant="normal" fo:text-transform="none" fo:color="#7030a0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Text Box 1" draw:style-name="gr1" draw:text-style-name="P2" draw:layer="layout" svg:width="23.917cm" svg:height="1.185cm" svg:x="0.847cm" svg:y="1.27cm">
          <text:p text:style-name="P1"><text:span text:style-name="T1">RTB4FREE Architecture – High Level </text:span></text:p>
          <draw:enhanced-geometry draw:mirror-horizontal="false" draw:mirror-vertical="false" svg:viewBox="0 0 23918 11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2" draw:text-style-name="P2" draw:layer="layout" svg:width="2.327cm" svg:height="1.057cm" svg:x="1.693cm" svg:y="4.445cm">
          <text:p text:style-name="P3"><text:span text:style-name="T2">RTB </text:span></text:p>
          <text:p text:style-name="P3"><text:span text:style-name="T2">Version 1</text:span></text:p>
          <text:p text:style-name="P4"><text:span text:style-name="T3"><text:s/></text:span></text:p>
          <text:p text:style-name="P4"><text:span text:style-name="T3"/></text:p>
          <draw:enhanced-geometry draw:mirror-horizontal="false" draw:mirror-vertical="false" svg:viewBox="0 0 2328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2" draw:text-style-name="P2" draw:layer="layout" svg:width="2.539cm" svg:height="1.057cm" svg:x="1.693cm" svg:y="5.715cm">
          <text:p text:style-name="P3"><text:span text:style-name="T2">RTB </text:span></text:p>
          <text:p text:style-name="P3"><text:span text:style-name="T2">Version 2</text:span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540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0" draw:style-name="gr3" draw:text-style-name="P5" draw:layer="layout" svg:width="0.846cm" svg:height="0.007cm" svg:x="4.233cm" svg:y="6.2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4" draw:style-name="gr3" draw:text-style-name="P5" draw:layer="layout" svg:width="1.057cm" svg:height="0.007cm" svg:x="4.022cm" svg:y="4.9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4" draw:text-style-name="P2" draw:layer="layout" svg:width="2.358cm" svg:height="1.098cm" svg:x="6.562cm" svg:y="6.138cm">
          <text:p text:style-name="P3"><text:span text:style-name="T4">RTB</text:span></text:p>
          <draw:enhanced-geometry draw:mirror-horizontal="false" draw:mirror-vertical="false" svg:viewBox="0 0 2359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1.209cm" svg:height="1.098cm" draw:transform="rotate (-1.5707963267949) translate (3.44cm 8.685cm)">
          <text:p text:style-name="P3"><text:span text:style-name="T4">…</text:span></text:p>
          <draw:enhanced-geometry draw:mirror-horizontal="false" draw:mirror-vertical="false" svg:viewBox="0 0 1210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6" draw:text-style-name="P6" draw:layer="layout" svg:width="2.962cm" svg:height="8.467cm" svg:x="6.138cm" svg:y="4.233cm"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963 825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2" draw:text-style-name="P2" draw:layer="layout" svg:width="2.539cm" svg:height="1.057cm" svg:x="1.693cm" svg:y="7.197cm">
          <text:p text:style-name="P3"><text:span text:style-name="T2">Google Admeld</text:span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540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2" draw:text-style-name="P2" draw:layer="layout" svg:width="2.539cm" svg:height="0.846cm" svg:x="1.693cm" svg:y="10.16cm">
          <text:p text:style-name="P3"><text:span text:style-name="T2">Exchange</text:span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54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0" draw:style-name="gr3" draw:text-style-name="P5" draw:layer="layout" svg:width="0.878cm" svg:height="0.007cm" svg:x="4.233cm" svg:y="7.6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0" draw:style-name="gr3" draw:text-style-name="P5" draw:layer="layout" svg:width="0.846cm" svg:height="0.001cm" svg:x="4.233cm" svg:y="10.5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4" draw:text-style-name="P2" draw:layer="layout" svg:width="2.358cm" svg:height="0.758cm" svg:x="20.574cm" svg:y="7.878cm">
          <text:p text:style-name="P3"><text:span text:style-name="T6">REDIS</text:span></text:p>
          <draw:enhanced-geometry draw:mirror-horizontal="false" draw:mirror-vertical="false" svg:viewBox="0 0 2359 17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7" draw:text-style-name="P2" draw:layer="layout" svg:width="2.962cm" svg:height="3.809cm" svg:x="20.32cm" svg:y="6.604cm"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963 38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9" draw:style-name="gr8" draw:text-style-name="P2" draw:layer="layout" svg:width="3.174cm" svg:height="9.312cm" svg:x="14.986cm" svg:y="3.896cm">
          <text:p text:style-name="P3"><text:span text:style-name="T7">Redisson</text:span></text:p>
          <text:p text:style-name="P4"><text:span text:style-name="T8"/></text:p>
          <draw:enhanced-geometry draw:mirror-horizontal="false" draw:mirror-vertical="false" svg:viewBox="0 0 3175 9313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Straight Arrow Connector 50" draw:style-name="gr9" draw:text-style-name="P5" draw:layer="layout" svg:width="5.926cm" svg:height="0.001cm" svg:x="9.102cm" svg:y="6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0" draw:style-name="gr3" draw:text-style-name="P5" draw:layer="layout" svg:width="5.926cm" svg:height="0.001cm" svg:x="9.102cm" svg:y="5.9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0" draw:style-name="gr10" draw:text-style-name="P5" draw:layer="layout" svg:width="5.884cm" svg:height="0.001cm" svg:x="9.102cm" svg:y="4.6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5" draw:text-style-name="P2" draw:layer="layout" svg:width="3.026cm" svg:height="0.716cm" svg:x="9.925cm" svg:y="4.022cm">
          <text:p text:style-name="P3"><text:span text:style-name="T9">Bid Requests</text:span></text:p>
          <draw:enhanced-geometry draw:mirror-horizontal="false" draw:mirror-vertical="false" svg:viewBox="0 0 3027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1.329cm" svg:height="0.716cm" svg:x="10.986cm" svg:y="5.292cm">
          <text:p text:style-name="P3"><text:span text:style-name="T9">Bids</text:span></text:p>
          <draw:enhanced-geometry draw:mirror-horizontal="false" draw:mirror-vertical="false" svg:viewBox="0 0 1448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1.43cm" svg:height="0.716cm" svg:x="10.935cm" svg:y="6.35cm">
          <text:p text:style-name="P3"><text:span text:style-name="T9">Wins</text:span></text:p>
          <draw:enhanced-geometry draw:mirror-horizontal="false" draw:mirror-vertical="false" svg:viewBox="0 0 1431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64" draw:style-name="gr11" draw:text-style-name="P5" draw:layer="layout" svg:x1="5.112cm" svg:y1="4.982cm" svg:x2="5.08cm" svg:y2="10.583cm">
          <text:p/>
        </draw:line>
        <draw:custom-shape draw:name="Straight Arrow Connector 50" draw:style-name="gr9" draw:text-style-name="P5" draw:layer="layout" svg:width="1.057cm" svg:height="0.001cm" svg:x="5.08cm" svg:y="8.4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3" draw:style-name="gr12" draw:text-style-name="P5" draw:layer="layout" svg:width="2.116cm" svg:height="0.001cm" svg:x="18.16cm" svg:y="8.3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4" draw:text-style-name="P6" draw:layer="layout" svg:width="5.231cm" svg:height="0.716cm" svg:x="9.247cm" svg:y="8.382cm">
          <text:p text:style-name="P3"><text:span text:style-name="T9">Click Through (Optional)</text:span></text:p>
          <draw:enhanced-geometry draw:mirror-horizontal="false" draw:mirror-vertical="false" svg:viewBox="0 0 4470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" draw:text-style-name="P7" draw:layer="layout" svg:width="14.224cm" svg:height="4.318cm" svg:x="10.922cm" svg:y="14.478cm">
          <text:p text:style-name="P7">Redisson provides Java Collections interface</text:p>
          <text:p text:style-name="P7">to distributed objects, backed by a REDIS </text:p>
          <text:p text:style-name="P7">system. <text:s/>Redisson also provides a Java serialized </text:p>
          <text:p text:style-name="P7">message passing system using REDIS topics.</text:p>
          <text:p text:style-name="P7">RTB4FREE uses JAVA map in Redisson in lieu</text:p>
          <text:p text:style-name="P7">Of an actual DBMS.</text:p>
          <draw:enhanced-geometry svg:viewBox="0 0 21600 21600" draw:glue-points="10800 0 0 10800 10800 21600 21600 10800 ?f40 ?f41" draw:text-areas="0 0 21600 21600" draw:type="rectangular-callout" draw:modifiers="7694.00351493849 -6361.472563093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8" draw:layer="layout" svg:width="9.652cm" svg:height="4.318cm" svg:x="0.508cm" svg:y="14.478cm">
          <text:p text:style-name="P8">RTB4FREE Server acts as the </text:p>
          <text:p text:style-name="P8">HTTP interface to handle bid</text:p>
          <text:p text:style-name="P8">requests, bid responses, win, </text:p>
          <text:p text:style-name="P8">click and conversion notifications</text:p>
          <draw:enhanced-geometry svg:viewBox="0 0 21600 21600" draw:glue-points="10800 0 0 10800 10800 21600 21600 10800 ?f40 ?f41" draw:text-areas="0 0 21600 21600" draw:type="rectangular-callout" draw:modifiers="17039.6767844194 -8887.057189164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Straight Arrow Connector 50" draw:style-name="gr15" draw:text-style-name="P5" draw:layer="layout" svg:width="5.928cm" svg:height="0.001cm" svg:x="9.058cm" svg:y="8.1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46" draw:style-name="gr4" draw:text-style-name="P6" draw:layer="layout" svg:width="5.08cm" svg:height="0.716cm" svg:x="9.652cm" svg:y="7.412cm">
          <text:p text:style-name="P3"><text:span text:style-name="T9">Pixel Load (Optional)</text:span></text:p>
          <draw:enhanced-geometry draw:mirror-horizontal="false" draw:mirror-vertical="false" svg:viewBox="0 0 4470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0" draw:style-name="gr15" draw:text-style-name="P5" draw:layer="layout" svg:width="5.928cm" svg:height="0.001cm" svg:x="9.1cm" svg:y="9.136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frame draw:name="Rectangle 9" presentation:style-name="pr1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10"><text:page-number>&lt;number&gt;</text:page-number></text:span></text:p>
            </draw:text-box>
          </draw:frame>
          <draw:custom-shape draw:name="Text Box 1" draw:style-name="gr16" draw:text-style-name="P2" draw:layer="layout" svg:width="8.245cm" svg:height="1.26cm" svg:x="10.795cm" svg:y="24.13cm">
            <text:p><text:page-number>&lt;number&gt;</text:page-number></text:p>
            <draw:enhanced-geometry draw:mirror-horizontal="false" draw:mirror-vertical="false" svg:viewBox="0 0 8246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17" draw:text-style-name="P11" draw:layer="layout" svg:width="12.699cm" svg:height="9.524cm" svg:x="3.175cm" svg:y="1.905cm">
            <text:p text:style-name="P4"/>
            <draw:enhanced-geometry draw:mirror-horizontal="false" draw:mirror-vertical="false" svg:viewBox="0 0 12700 95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2" draw:text-style-name="P12" draw:layer="layout" svg:width="13.96cm" svg:height="11.42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custom-shape draw:name="Text Box 1" draw:style-name="gr1" draw:text-style-name="P2" draw:layer="layout" svg:width="23.917cm" svg:height="1.185cm" svg:x="0.847cm" svg:y="1.27cm">
          <text:p text:style-name="P1"><text:span text:style-name="T1">RTB4FREE Deployment Architecture </text:span></text:p>
          <draw:enhanced-geometry draw:mirror-horizontal="false" draw:mirror-vertical="false" svg:viewBox="0 0 23918 11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4" draw:style-name="gr18" draw:text-style-name="P5" draw:layer="layout" svg:width="1.188cm" svg:height="0.001cm" svg:x="1.352cm" svg:y="9.86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46" draw:style-name="gr19" draw:text-style-name="P2" draw:layer="layout" svg:width="7.831cm" svg:height="6.467cm" svg:x="7.197cm" svg:y="2.963cm">
          <text:p text:style-name="P4"><text:span text:style-name="T11">EC2 Instance</text:span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text:p text:style-name="P4"><text:span text:style-name="T11"/></text:p>
          <draw:enhanced-geometry draw:mirror-horizontal="false" draw:mirror-vertical="false" svg:viewBox="0 0 7832 64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0" draw:text-style-name="P2" draw:layer="layout" svg:width="2.434cm" svg:height="1.52cm" svg:x="2.501cm" svg:y="9.102cm">
          <text:p text:style-name="P3"><text:span text:style-name="T12">Elastic</text:span></text:p>
          <text:p text:style-name="P3"><text:span text:style-name="T12">Load </text:span></text:p>
          <text:p text:style-name="P3"><text:span text:style-name="T12">Balancers</text:span></text:p>
          <draw:enhanced-geometry draw:mirror-horizontal="false" draw:mirror-vertical="false" svg:viewBox="0 0 2435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19" draw:text-style-name="P2" draw:layer="layout" svg:width="5.502cm" svg:height="0.695cm" svg:x="7.408cm" svg:y="10.795cm">
          <text:p text:style-name="P4"><text:span text:style-name="T11">EC2 Instance</text:span></text:p>
          <draw:enhanced-geometry draw:mirror-horizontal="false" draw:mirror-vertical="false" svg:viewBox="0 0 5503 6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1.209cm" svg:height="1.098cm" draw:transform="rotate (-1.5707963267949) translate (8.308cm 11.437cm)">
          <text:p text:style-name="P3"><text:span text:style-name="T4">…</text:span></text:p>
          <draw:enhanced-geometry draw:mirror-horizontal="false" draw:mirror-vertical="false" svg:viewBox="0 0 1210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9" draw:style-name="gr21" draw:text-style-name="P13" draw:layer="layout" svg:x1="4.935cm" svg:y1="9.652cm" svg:x2="7.62cm" svg:y2="6.08cm">
          <text:p/>
        </draw:line>
        <draw:line draw:name="Straight Connector 71" draw:style-name="gr21" draw:text-style-name="P13" draw:layer="layout" svg:x1="4.935cm" svg:y1="9.871cm" svg:x2="7.408cm" svg:y2="11.158cm">
          <text:p/>
        </draw:line>
        <draw:custom-shape draw:name="Rectangle 46" draw:style-name="gr5" draw:text-style-name="P2" draw:layer="layout" svg:width="1.041cm" svg:height="0.716cm" svg:x="1.206cm" svg:y="9.102cm">
          <text:p text:style-name="P3"><text:span text:style-name="T13">80</text:span></text:p>
          <draw:enhanced-geometry draw:mirror-horizontal="false" draw:mirror-vertical="false" svg:viewBox="0 0 104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19" draw:text-style-name="P2" draw:layer="layout" svg:width="5.502cm" svg:height="0.695cm" svg:x="7.408cm" svg:y="12.7cm">
          <text:p text:style-name="P4"><text:span text:style-name="T11">EC2 Instance</text:span></text:p>
          <draw:enhanced-geometry draw:mirror-horizontal="false" draw:mirror-vertical="false" svg:viewBox="0 0 5503 6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7" draw:text-style-name="P2" draw:layer="layout" svg:width="2.116cm" svg:height="12.487cm" svg:x="16.51cm" svg:y="2.963cm">
          <text:p text:style-name="P4"><text:span text:style-name="T5"/></text:p>
          <text:p text:style-name="P4"><text:span text:style-name="T8"/></text:p>
          <text:p text:style-name="P4"><text:span text:style-name="T3"/></text:p>
          <text:p text:style-name="P3"><text:span text:style-name="T6">R</text:span></text:p>
          <text:p text:style-name="P3"><text:span text:style-name="T6">E</text:span></text:p>
          <text:p text:style-name="P3"><text:span text:style-name="T6">D</text:span></text:p>
          <text:p text:style-name="P3"><text:span text:style-name="T6">I</text:span></text:p>
          <text:p text:style-name="P3"><text:span text:style-name="T6">S</text:span></text:p>
          <text:p text:style-name="P3"><text:span text:style-name="T6">S</text:span></text:p>
          <text:p text:style-name="P3"><text:span text:style-name="T6">O</text:span></text:p>
          <text:p text:style-name="P3"><text:span text:style-name="T6">N</text:span></text:p>
          <draw:enhanced-geometry draw:mirror-horizontal="false" draw:mirror-vertical="false" svg:viewBox="0 0 2117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19" draw:text-style-name="P2" draw:layer="layout" svg:width="1.481cm" svg:height="0.695cm" svg:x="11.642cm" svg:y="4.233cm">
          <text:p text:style-name="P3"><text:span text:style-name="T11">B1</text:span></text:p>
          <draw:enhanced-geometry draw:mirror-horizontal="false" draw:mirror-vertical="false" svg:viewBox="0 0 1482 6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19" draw:text-style-name="P2" draw:layer="layout" svg:width="1.481cm" svg:height="0.695cm" svg:x="11.642cm" svg:y="5.503cm">
          <text:p text:style-name="P3"><text:span text:style-name="T11">B2</text:span></text:p>
          <draw:enhanced-geometry draw:mirror-horizontal="false" draw:mirror-vertical="false" svg:viewBox="0 0 1482 6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19" draw:text-style-name="P2" draw:layer="layout" svg:width="1.481cm" svg:height="0.695cm" svg:x="11.642cm" svg:y="7.197cm">
          <text:p text:style-name="P3"><text:span text:style-name="T11">Bn</text:span></text:p>
          <draw:enhanced-geometry draw:mirror-horizontal="false" draw:mirror-vertical="false" svg:viewBox="0 0 1482 6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1.209cm" svg:height="1.098cm" draw:transform="rotate (-1.5707963267949) translate (12.965cm 6.145cm)">
          <text:p text:style-name="P3"><text:span text:style-name="T4">…</text:span></text:p>
          <draw:enhanced-geometry draw:mirror-horizontal="false" draw:mirror-vertical="false" svg:viewBox="0 0 1210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9" draw:style-name="gr22" draw:text-style-name="P5" draw:layer="layout" svg:width="2.539cm" svg:height="1.493cm" svg:x="9.102cm" svg:y="4.56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01" draw:style-name="gr23" draw:text-style-name="P5" draw:layer="layout" svg:width="2.539cm" svg:height="0.223cm" svg:x="9.102cm" svg:y="5.8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03" draw:style-name="gr23" draw:text-style-name="P5" draw:layer="layout" svg:width="2.539cm" svg:height="1.468cm" svg:x="9.102cm" svg:y="6.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5" draw:text-style-name="P2" draw:layer="layout" svg:width="2.078cm" svg:height="0.716cm" svg:x="9.194cm" svg:y="4.445cm">
          <text:p text:style-name="P3"><text:span text:style-name="T14">Request</text:span></text:p>
          <draw:enhanced-geometry draw:mirror-horizontal="false" draw:mirror-vertical="false" svg:viewBox="0 0 2079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9" draw:style-name="gr23" draw:text-style-name="P5" draw:layer="layout" svg:width="3.386cm" svg:height="0.07cm" svg:x="13.123cm" svg:y="4.5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3" draw:style-name="gr24" draw:text-style-name="P5" draw:layer="layout" svg:width="3.386cm" svg:height="0.001cm" svg:x="13.123cm" svg:y="5.9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14" draw:style-name="gr25" draw:text-style-name="P5" draw:layer="layout" svg:width="3.387cm" svg:height="0.001cm" svg:x="13.123cm" svg:y="7.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5" draw:text-style-name="P2" draw:layer="layout" svg:width="1.121cm" svg:height="0.716cm" svg:x="13.92cm" svg:y="4.022cm">
          <text:p text:style-name="P3"><text:span text:style-name="T14">Bid</text:span></text:p>
          <draw:enhanced-geometry draw:mirror-horizontal="false" draw:mirror-vertical="false" svg:viewBox="0 0 112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2" draw:style-name="gr24" draw:text-style-name="P5" draw:layer="layout" svg:width="3.597cm" svg:height="0.001cm" svg:x="12.912cm" svg:y="11.2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4" draw:style-name="gr24" draw:text-style-name="P5" draw:layer="layout" svg:width="3.597cm" svg:height="0.001cm" svg:x="12.912cm" svg:y="12.9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5" draw:text-style-name="P2" draw:layer="layout" svg:width="1.773cm" svg:height="0.674cm" svg:x="4.837cm" svg:y="7.197cm">
          <text:p text:style-name="P3"><text:span text:style-name="T2">Port X0</text:span></text:p>
          <draw:enhanced-geometry draw:mirror-horizontal="false" draw:mirror-vertical="false" svg:viewBox="0 0 1774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8" draw:style-name="gr21" draw:text-style-name="P13" draw:layer="layout" svg:x1="4.935cm" svg:y1="10.16cm" svg:x2="7.408cm" svg:y2="13.063cm">
          <text:p/>
        </draw:line>
        <draw:custom-shape draw:name="Rectangle 46" draw:style-name="gr5" draw:text-style-name="P2" draw:layer="layout" svg:width="1.773cm" svg:height="0.674cm" svg:x="5.218cm" svg:y="9.737cm">
          <text:p text:style-name="P3"><text:span text:style-name="T2">Port X1</text:span></text:p>
          <draw:enhanced-geometry draw:mirror-horizontal="false" draw:mirror-vertical="false" svg:viewBox="0 0 1774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1.773cm" svg:height="0.674cm" svg:x="5.006cm" svg:y="11.853cm">
          <text:p text:style-name="P3"><text:span text:style-name="T2">Port Xn</text:span></text:p>
          <draw:enhanced-geometry draw:mirror-horizontal="false" draw:mirror-vertical="false" svg:viewBox="0 0 1774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1.227cm" svg:height="0.716cm" svg:x="10.083cm" svg:y="5.292cm">
          <text:p text:style-name="P3"><text:span text:style-name="T14">Win</text:span></text:p>
          <draw:enhanced-geometry draw:mirror-horizontal="false" draw:mirror-vertical="false" svg:viewBox="0 0 1228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1.43cm" svg:height="0.716cm" svg:x="9.346cm" svg:y="6.773cm">
          <text:p text:style-name="P3"><text:span text:style-name="T14">Click</text:span></text:p>
          <draw:enhanced-geometry draw:mirror-horizontal="false" draw:mirror-vertical="false" svg:viewBox="0 0 1431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26" draw:text-style-name="P6" draw:layer="layout" svg:width="1.778cm" svg:height="2.286cm" svg:x="7.62cm" svg:y="5.334cm"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089 33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4" draw:text-style-name="P6" draw:layer="layout" svg:width="2.116cm" svg:height="1.265cm" svg:x="7.282cm" svg:y="5.339cm">
          <text:p text:style-name="P3"><text:span text:style-name="T6">HA</text:span></text:p>
          <text:p text:style-name="P3"><text:span text:style-name="T6">Proxy</text:span></text:p>
          <draw:enhanced-geometry draw:mirror-horizontal="false" draw:mirror-vertical="false" svg:viewBox="0 0 211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9" presentation:style-name="pr1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10"><text:page-number>&lt;number&gt;</text:page-number></text:span></text:p>
            </draw:text-box>
          </draw:frame>
          <draw:custom-shape draw:name="Text Box 1" draw:style-name="gr16" draw:text-style-name="P2" draw:layer="layout" svg:width="8.245cm" svg:height="1.26cm" svg:x="10.795cm" svg:y="24.13cm">
            <text:p><text:page-number>&lt;number&gt;</text:page-number></text:p>
            <draw:enhanced-geometry draw:mirror-horizontal="false" draw:mirror-vertical="false" svg:viewBox="0 0 8246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17" draw:text-style-name="P11" draw:layer="layout" svg:width="12.699cm" svg:height="9.524cm" svg:x="3.175cm" svg:y="1.905cm">
            <text:p text:style-name="P4"/>
            <draw:enhanced-geometry draw:mirror-horizontal="false" draw:mirror-vertical="false" svg:viewBox="0 0 12700 95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2" draw:text-style-name="P12" draw:layer="layout" svg:width="13.96cm" svg:height="11.42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custom-shape draw:name="Text Box 1" draw:style-name="gr1" draw:text-style-name="P2" draw:layer="layout" svg:width="23.917cm" svg:height="1.185cm" svg:x="0.847cm" svg:y="1.27cm">
          <text:p text:style-name="P1"><text:span text:style-name="T1">RTB4FREE Architecture – Detail</text:span></text:p>
          <draw:enhanced-geometry draw:mirror-horizontal="false" draw:mirror-vertical="false" svg:viewBox="0 0 23918 11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4" draw:text-style-name="P2" draw:layer="layout" svg:width="2.116cm" svg:height="1.265cm" svg:x="1.524cm" svg:y="7.112cm">
          <text:p text:style-name="P3"><text:span text:style-name="T6">HA</text:span></text:p>
          <text:p text:style-name="P3"><text:span text:style-name="T6">Proxy</text:span></text:p>
          <draw:enhanced-geometry draw:mirror-horizontal="false" draw:mirror-vertical="false" svg:viewBox="0 0 211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7" draw:text-style-name="P2" draw:layer="layout" svg:width="2.088cm" svg:height="3.318cm" svg:x="1.524cm" svg:y="6.096cm"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089 33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0" draw:style-name="gr27" draw:text-style-name="P5" draw:layer="layout" svg:width="1.372cm" svg:height="0.001cm" svg:x="3.708cm" svg:y="7.60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2" draw:style-name="gr28" draw:text-style-name="P5" draw:layer="layout" svg:width="2.921cm" svg:height="1.86cm" svg:x="7.112cm" svg:y="5.0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46" draw:style-name="gr5" draw:text-style-name="P6" draw:layer="layout" svg:width="1.041cm" svg:height="0.716cm" svg:x="0.229cm" svg:y="6.65cm">
          <text:p text:style-name="P3"><text:span text:style-name="T13">80</text:span></text:p>
          <draw:enhanced-geometry draw:mirror-horizontal="false" draw:mirror-vertical="false" svg:viewBox="0 0 104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19" draw:text-style-name="P2" draw:layer="layout" svg:width="2.116cm" svg:height="1.139cm" svg:x="14.394cm" svg:y="4.318cm">
          <text:p text:style-name="P3"><text:span text:style-name="T11">Bid or </text:span><text:span text:style-name="T11"><text:line-break/></text:span><text:span text:style-name="T11">No Bid</text:span></text:p>
          <draw:enhanced-geometry draw:mirror-horizontal="false" draw:mirror-vertical="false" svg:viewBox="0 0 2117 11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29" draw:text-style-name="P14" draw:layer="layout" svg:width="1.947cm" svg:height="9.779cm" svg:x="18.627cm" svg:y="3.175cm">
          <text:p text:style-name="P4"><text:span text:style-name="T5"/></text:p>
          <text:p text:style-name="P4"><text:span text:style-name="T8"/></text:p>
          <text:p text:style-name="P4"><text:span text:style-name="T3"/></text:p>
          <text:p text:style-name="P3"><text:span text:style-name="T6">R</text:span></text:p>
          <text:p text:style-name="P3"><text:span text:style-name="T6">E</text:span></text:p>
          <text:p text:style-name="P3"><text:span text:style-name="T6">D</text:span></text:p>
          <text:p text:style-name="P3"><text:span text:style-name="T6">I</text:span></text:p>
          <text:p text:style-name="P3"><text:span text:style-name="T6">S</text:span></text:p>
          <text:p text:style-name="P3"><text:span text:style-name="T6">S</text:span></text:p>
          <text:p text:style-name="P3"><text:span text:style-name="T6">O</text:span></text:p>
          <text:p text:style-name="P3"><text:span text:style-name="T6">N</text:span></text:p>
          <draw:enhanced-geometry draw:mirror-horizontal="false" draw:mirror-vertical="false" svg:viewBox="0 0 1693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7" draw:style-name="gr30" draw:text-style-name="P5" draw:layer="layout" svg:width="2.667cm" svg:height="0.003cm" svg:x="7.366cm" svg:y="8.3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9" draw:style-name="gr31" draw:text-style-name="P5" draw:layer="layout" svg:width="5.598cm" svg:height="2.309cm" svg:x="7.366cm" svg:y="9.3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5" draw:text-style-name="P2" draw:layer="layout" svg:width="2.078cm" svg:height="1.179cm" svg:x="7.143cm" svg:y="5.126cm">
          <text:p text:style-name="P3"><text:span text:style-name="T14">Bid</text:span></text:p>
          <text:p text:style-name="P3"><text:span text:style-name="T14">Request</text:span></text:p>
          <draw:enhanced-geometry draw:mirror-horizontal="false" draw:mirror-vertical="false" svg:viewBox="0 0 112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1.227cm" svg:height="0.716cm" svg:x="8.679cm" svg:y="8.428cm">
          <text:p text:style-name="P3"><text:span text:style-name="T15">Win</text:span></text:p>
          <draw:enhanced-geometry draw:mirror-horizontal="false" draw:mirror-vertical="false" svg:viewBox="0 0 1228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4.643cm" svg:height="0.716cm" svg:x="12.818cm" svg:y="10.991cm">
          <text:p text:style-name="P3"><text:span text:style-name="T16">Pixel, Click (Optional)</text:span></text:p>
          <draw:enhanced-geometry draw:mirror-horizontal="false" draw:mirror-vertical="false" svg:viewBox="0 0 1431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6" draw:style-name="gr32" draw:text-style-name="P5" draw:layer="layout" svg:width="5.664cm" svg:height="0.001cm" draw:transform="rotate (0.016929693744345) translate (12.964cm 11.6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6" draw:style-name="gr33" draw:text-style-name="P5" draw:layer="layout" svg:width="6.308cm" svg:height="0.001cm" svg:x="12.319cm" svg:y="7.8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5" draw:text-style-name="P2" draw:layer="layout" svg:width="1.845cm" svg:height="1.179cm" svg:x="14.919cm" svg:y="6.604cm">
          <text:p text:style-name="P3"><text:span text:style-name="T15">Record</text:span></text:p>
          <text:p text:style-name="P3"><text:span text:style-name="T15"><text:s/></text:span><text:span text:style-name="T15">Win</text:span></text:p>
          <draw:enhanced-geometry draw:mirror-horizontal="false" draw:mirror-vertical="false" svg:viewBox="0 0 2693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34" draw:text-style-name="P5" draw:layer="layout" svg:width="7.407cm" svg:height="1.173cm" draw:transform="rotate (-3.14159265358979) translate (18.627cm 10.414cm)">
          <text:p/>
          <draw:enhanced-geometry draw:mirror-horizontal="false" draw:mirror-vertical="false" svg:viewBox="0 0 7408 1174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Rectangle 46" draw:style-name="gr5" draw:text-style-name="P2" draw:layer="layout" svg:width="2.87cm" svg:height="0.716cm" svg:x="12.878cm" svg:y="9.444cm">
          <text:p text:style-name="P3"><text:span text:style-name="T15">Bid Retrieve</text:span></text:p>
          <draw:enhanced-geometry draw:mirror-horizontal="false" draw:mirror-vertical="false" svg:viewBox="0 0 2871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7" draw:style-name="gr35" draw:text-style-name="P5" draw:layer="layout" svg:width="2.117cm" svg:height="0.001cm" svg:x="16.51cm" svg:y="4.89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91" draw:style-name="gr36" draw:text-style-name="P5" draw:layer="layout" svg:width="1.378cm" svg:height="0.037cm" svg:x="0.146cm" svg:y="7.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4" draw:text-style-name="P6" draw:layer="layout" svg:width="1.472cm" svg:height="1.097cm" svg:x="3.608cm" svg:y="6.604cm">
          <text:p text:style-name="P3"><text:span text:style-name="T2">Port X</text:span></text:p>
          <draw:enhanced-geometry draw:mirror-horizontal="false" draw:mirror-vertical="false" svg:viewBox="0 0 1473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37" draw:text-style-name="P6" draw:layer="layout" svg:width="2.286cm" svg:height="3.471cm" svg:x="5.08cm" svg:y="6.858cm">
          <text:p text:style-name="P3"><text:span text:style-name="T17"/></text:p>
          <draw:enhanced-geometry draw:mirror-horizontal="false" draw:mirror-vertical="false" svg:viewBox="0 0 1693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15" draw:layer="layout" svg:width="3.302cm" svg:height="1.244cm" svg:x="4.572cm" svg:y="7.138cm">
          <draw:text-box>
            <text:p text:style-name="P3"><text:span text:style-name="T6">HTTP</text:span></text:p>
            <text:p text:style-name="P3"><text:span text:style-name="T6">Handler</text:span></text:p>
          </draw:text-box>
        </draw:frame>
        <draw:custom-shape draw:name="Rectangle 67" draw:style-name="gr37" draw:text-style-name="P6" draw:layer="layout" svg:width="2.286cm" svg:height="3.471cm" svg:x="10.033cm" svg:y="7.535cm">
          <text:p/>
          <draw:enhanced-geometry draw:mirror-horizontal="false" draw:mirror-vertical="false" svg:viewBox="0 0 1693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37" draw:text-style-name="P6" draw:layer="layout" svg:width="2.286cm" svg:height="3.471cm" svg:x="10.033cm" svg:y="4.064cm">
          <text:p/>
          <draw:enhanced-geometry draw:mirror-horizontal="false" draw:mirror-vertical="false" svg:viewBox="0 0 1693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6" draw:layer="layout" svg:width="1.015cm" svg:height="0.716cm" svg:x="12.902cm" svg:y="17.569cm">
          <text:p text:style-name="P3"><text:span text:style-name="T14">Bd</text:span></text:p>
          <draw:enhanced-geometry draw:mirror-horizontal="false" draw:mirror-vertical="false" svg:viewBox="0 0 112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4" draw:text-style-name="P6" draw:layer="layout" svg:width="3.174cm" svg:height="1.095cm" svg:x="9.652cm" svg:y="7.874cm">
          <text:p text:style-name="P3"><text:span text:style-name="T12">Bid</text:span></text:p>
          <text:p text:style-name="P3"><text:span text:style-name="T12">Retrieve</text:span></text:p>
          <draw:enhanced-geometry draw:mirror-horizontal="false" draw:mirror-vertical="false" svg:viewBox="0 0 2752 15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4" draw:text-style-name="P6" draw:layer="layout" svg:width="3.174cm" svg:height="1.095cm" svg:x="9.652cm" svg:y="4.493cm">
          <text:p text:style-name="P3"><text:span text:style-name="T12">Bid</text:span></text:p>
          <text:p text:style-name="P3"><text:span text:style-name="T12">Formation</text:span></text:p>
          <draw:enhanced-geometry draw:mirror-horizontal="false" draw:mirror-vertical="false" svg:viewBox="0 0 2752 15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7" draw:style-name="gr39" draw:text-style-name="P5" draw:layer="layout" svg:width="2.075cm" svg:height="0.006cm" svg:x="12.319cm" svg:y="4.82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40" draw:text-style-name="P16" draw:layer="layout" svg:x1="7.366cm" svg:y1="7.874cm" svg:x2="10.16cm" svg:y2="7.874cm">
          <text:p/>
        </draw:line>
        <draw:line draw:style-name="gr41" draw:text-style-name="P16" draw:layer="layout" svg:x1="15.494cm" svg:y1="3.81cm" svg:x2="6.858cm" svg:y2="3.81cm">
          <text:p/>
        </draw:line>
        <draw:line draw:style-name="gr42" draw:text-style-name="P16" draw:layer="layout" svg:x1="6.858cm" svg:y1="3.81cm" svg:x2="6.858cm" svg:y2="6.858cm">
          <text:p/>
        </draw:line>
        <draw:line draw:style-name="gr41" draw:text-style-name="P16" draw:layer="layout" svg:x1="15.494cm" svg:y1="4.318cm" svg:x2="15.494cm" svg:y2="3.81cm">
          <text:p/>
        </draw:line>
        <draw:custom-shape draw:name="Rectangle 46" draw:style-name="gr5" draw:text-style-name="P6" draw:layer="layout" svg:width="2.366cm" svg:height="1.179cm" svg:x="6.969cm" svg:y="2.794cm">
          <text:p text:style-name="P3"><text:span text:style-name="T14">Bid</text:span></text:p>
          <text:p text:style-name="P3"><text:span text:style-name="T14">Response</text:span></text:p>
          <draw:enhanced-geometry draw:mirror-horizontal="false" draw:mirror-vertical="false" svg:viewBox="0 0 112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9" presentation:style-name="pr1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10"><text:page-number>&lt;number&gt;</text:page-number></text:span></text:p>
            </draw:text-box>
          </draw:frame>
          <draw:custom-shape draw:name="Text Box 1" draw:style-name="gr16" draw:text-style-name="P2" draw:layer="layout" svg:width="8.245cm" svg:height="1.26cm" svg:x="10.795cm" svg:y="24.13cm">
            <text:p><text:page-number>&lt;number&gt;</text:page-number></text:p>
            <draw:enhanced-geometry draw:mirror-horizontal="false" draw:mirror-vertical="false" svg:viewBox="0 0 8246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17" draw:text-style-name="P11" draw:layer="layout" svg:width="12.699cm" svg:height="9.524cm" svg:x="3.175cm" svg:y="1.905cm">
            <text:p text:style-name="P4"/>
            <draw:enhanced-geometry draw:mirror-horizontal="false" draw:mirror-vertical="false" svg:viewBox="0 0 12700 95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2" draw:text-style-name="P12" draw:layer="layout" svg:width="13.96cm" svg:height="11.42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custom-shape draw:name="Text Box 1" draw:style-name="gr1" draw:text-style-name="P2" draw:layer="layout" svg:width="23.917cm" svg:height="1.185cm" svg:x="0.847cm" svg:y="1.27cm">
          <text:p text:style-name="P1"><text:span text:style-name="T1">RTB4FREE <text:s/>Bid/Win Processes</text:span></text:p>
          <draw:enhanced-geometry draw:mirror-horizontal="false" draw:mirror-vertical="false" svg:viewBox="0 0 23918 11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1.041cm" svg:height="0.716cm" svg:x="2.899cm" svg:y="4.445cm">
          <text:p text:style-name="P3"><text:span text:style-name="T13">80</text:span></text:p>
          <draw:enhanced-geometry draw:mirror-horizontal="false" draw:mirror-vertical="false" svg:viewBox="0 0 104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7" draw:text-style-name="P2" draw:layer="layout" svg:width="2.201cm" svg:height="10.085cm" svg:x="13.547cm" svg:y="4.233cm">
          <text:p text:style-name="P4"><text:span text:style-name="T5"/></text:p>
          <text:p text:style-name="P4"><text:span text:style-name="T8"/></text:p>
          <text:p text:style-name="P4"><text:span text:style-name="T3"/></text:p>
          <text:p text:style-name="P3"><text:span text:style-name="T6">R</text:span></text:p>
          <text:p text:style-name="P3"><text:span text:style-name="T6">E</text:span></text:p>
          <text:p text:style-name="P3"><text:span text:style-name="T6">D</text:span></text:p>
          <text:p text:style-name="P3"><text:span text:style-name="T6">I</text:span></text:p>
          <text:p text:style-name="P3"><text:span text:style-name="T6">S</text:span></text:p>
          <text:p text:style-name="P3"><text:span text:style-name="T6">S</text:span></text:p>
          <text:p text:style-name="P3"><text:span text:style-name="T6">O</text:span></text:p>
          <text:p text:style-name="P3"><text:span text:style-name="T6">N</text:span></text:p>
          <draw:enhanced-geometry draw:mirror-horizontal="false" draw:mirror-vertical="false" svg:viewBox="0 0 2202 10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" draw:style-name="gr43" draw:text-style-name="P5" draw:layer="layout" svg:x1="5.08cm" svg:y1="4.021cm" svg:x2="5.08cm" svg:y2="15.47cm">
          <text:p/>
        </draw:line>
        <draw:line draw:name="Straight Connector 38" draw:style-name="gr43" draw:text-style-name="P5" draw:layer="layout" svg:x1="9.948cm" svg:y1="4.021cm" svg:x2="10.16cm" svg:y2="15.451cm">
          <text:p/>
        </draw:line>
        <draw:custom-shape draw:name="Straight Arrow Connector 40" draw:style-name="gr36" draw:text-style-name="P5" draw:layer="layout" svg:width="4.867cm" svg:height="0.001cm" svg:x="5.08cm" svg:y="4.4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8" draw:style-name="gr36" draw:text-style-name="P5" draw:layer="layout" svg:width="7.407cm" svg:height="0.001cm" svg:x="2.516cm" svg:y="6.98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54" draw:style-name="gr36" draw:text-style-name="P5" draw:layer="layout" svg:width="7.556cm" svg:height="0.018cm" svg:x="2.54cm" svg:y="9.52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56" draw:style-name="gr36" draw:text-style-name="P5" draw:layer="layout" svg:width="3.386cm" svg:height="0.001cm" svg:x="10.16cm" svg:y="10.5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4" draw:style-name="gr36" draw:text-style-name="P5" draw:layer="layout" svg:width="2.553cm" svg:height="0.001cm" svg:x="2.54cm" svg:y="10.5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1" draw:style-name="gr36" draw:text-style-name="P5" draw:layer="layout" svg:width="5.079cm" svg:height="0.001cm" svg:x="5.08cm" svg:y="12.0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3" draw:style-name="gr36" draw:text-style-name="P5" draw:layer="layout" svg:width="3.386cm" svg:height="0.001cm" svg:x="10.16cm" svg:y="13.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75" draw:style-name="gr36" draw:text-style-name="P5" draw:layer="layout" svg:width="7.619cm" svg:height="0.001cm" svg:x="2.516cm" svg:y="14.60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79" draw:style-name="gr36" draw:text-style-name="P5" draw:layer="layout" svg:width="7.355cm" svg:height="0.018cm" svg:x="10.16cm" svg:y="15.00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31" draw:style-name="gr36" draw:text-style-name="P5" draw:layer="layout" svg:width="2.751cm" svg:height="0.001cm" svg:x="2.328cm" svg:y="4.2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36" draw:style-name="gr44" draw:text-style-name="P2" draw:layer="layout" svg:width="2.214cm" svg:height="0.758cm" svg:x="2.391cm" svg:y="3.387cm">
          <text:p text:style-name="P4"><text:span text:style-name="T17">Request</text:span></text:p>
          <draw:enhanced-geometry draw:mirror-horizontal="false" draw:mirror-vertical="false" svg:viewBox="0 0 2215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7" draw:style-name="gr44" draw:text-style-name="P2" draw:layer="layout" svg:width="4.386cm" svg:height="0.843cm" svg:x="5.33cm" svg:y="3.598cm">
          <text:p text:style-name="P4"><text:span text:style-name="T17">Select </text:span><text:span text:style-name="T18">campaign</text:span></text:p>
          <draw:enhanced-geometry draw:mirror-horizontal="false" draw:mirror-vertical="false" svg:viewBox="0 0 438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8" draw:style-name="gr44" draw:text-style-name="P2" draw:layer="layout" svg:width="1.862cm" svg:height="0.758cm" svg:x="6.459cm" svg:y="6.138cm">
          <text:p text:style-name="P4"><text:span text:style-name="T17">No bid</text:span></text:p>
          <draw:enhanced-geometry draw:mirror-horizontal="false" draw:mirror-vertical="false" svg:viewBox="0 0 18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9" draw:style-name="gr44" draw:text-style-name="P2" draw:layer="layout" svg:width="1.176cm" svg:height="0.758cm" svg:x="6.717cm" svg:y="8.467cm">
          <text:p text:style-name="P4"><text:span text:style-name="T17">Bid</text:span></text:p>
          <draw:enhanced-geometry draw:mirror-horizontal="false" draw:mirror-vertical="false" svg:viewBox="0 0 11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0" draw:style-name="gr44" draw:text-style-name="P2" draw:layer="layout" svg:width="2.675cm" svg:height="0.758cm" svg:x="2.39cm" svg:y="9.737cm">
          <text:p text:style-name="P4"><text:span text:style-name="T17">Win Notify</text:span></text:p>
          <draw:enhanced-geometry draw:mirror-horizontal="false" draw:mirror-vertical="false" svg:viewBox="0 0 267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2" draw:style-name="gr44" draw:text-style-name="P2" draw:layer="layout" svg:width="2.099cm" svg:height="0.758cm" svg:x="6.431cm" svg:y="11.218cm">
          <text:p text:style-name="P4"><text:span text:style-name="T17">Process</text:span></text:p>
          <draw:enhanced-geometry draw:mirror-horizontal="false" draw:mirror-vertical="false" svg:viewBox="0 0 210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3" draw:style-name="gr44" draw:text-style-name="P2" draw:layer="layout" svg:width="1.612cm" svg:height="0.758cm" svg:x="11.126cm" svg:y="9.737cm">
          <text:p text:style-name="P4"><text:span text:style-name="T17">Store</text:span></text:p>
          <draw:enhanced-geometry draw:mirror-horizontal="false" draw:mirror-vertical="false" svg:viewBox="0 0 16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4" draw:style-name="gr44" draw:text-style-name="P2" draw:layer="layout" svg:width="2.264cm" svg:height="0.758cm" svg:x="10.849cm" svg:y="13.123cm">
          <text:p text:style-name="P4"><text:span text:style-name="T17">Retrieve</text:span></text:p>
          <draw:enhanced-geometry draw:mirror-horizontal="false" draw:mirror-vertical="false" svg:viewBox="0 0 2265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6" draw:style-name="gr44" draw:text-style-name="P2" draw:layer="layout" svg:width="4.157cm" svg:height="0.758cm" svg:x="5.595cm" svg:y="13.758cm">
          <text:p text:style-name="P4"><text:span text:style-name="T17">Respond creative</text:span></text:p>
          <draw:enhanced-geometry draw:mirror-horizontal="false" draw:mirror-vertical="false" svg:viewBox="0 0 415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7" draw:style-name="gr44" draw:text-style-name="P2" draw:layer="layout" svg:width="6.155cm" svg:height="0.758cm" svg:x="10.609cm" svg:y="14.269cm">
          <text:p text:style-name="P4"><text:span text:style-name="T17">Send win notify to pub/sub</text:span></text:p>
          <draw:enhanced-geometry draw:mirror-horizontal="false" draw:mirror-vertical="false" svg:viewBox="0 0 195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8" draw:style-name="gr44" draw:text-style-name="P2" draw:layer="layout" svg:width="3.598cm" svg:height="1.013cm" svg:x="-0.319cm" svg:y="7.62cm">
          <text:p text:style-name="P4"><text:span text:style-name="T19">Exchange</text:span></text:p>
          <draw:enhanced-geometry draw:mirror-horizontal="false" draw:mirror-vertical="false" svg:viewBox="0 0 359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9" presentation:style-name="pr1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10"><text:page-number>&lt;number&gt;</text:page-number></text:span></text:p>
            </draw:text-box>
          </draw:frame>
          <draw:custom-shape draw:name="Text Box 1" draw:style-name="gr16" draw:text-style-name="P2" draw:layer="layout" svg:width="8.245cm" svg:height="1.26cm" svg:x="10.795cm" svg:y="24.13cm">
            <text:p><text:page-number>&lt;number&gt;</text:page-number></text:p>
            <draw:enhanced-geometry draw:mirror-horizontal="false" draw:mirror-vertical="false" svg:viewBox="0 0 8246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17" draw:text-style-name="P11" draw:layer="layout" svg:width="12.699cm" svg:height="9.524cm" svg:x="3.175cm" svg:y="1.905cm">
            <text:p text:style-name="P4"/>
            <draw:enhanced-geometry draw:mirror-horizontal="false" draw:mirror-vertical="false" svg:viewBox="0 0 12700 95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2" draw:text-style-name="P12" draw:layer="layout" svg:width="13.96cm" svg:height="11.42cm" svg:x="2.54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office:forms form:automatic-focus="false" form:apply-design-mode="false"/>
        <draw:frame draw:style-name="gr45" draw:text-style-name="P17" draw:layer="layout" svg:width="15.971cm" svg:height="1.368cm" svg:x="1.047cm" svg:y="1.016cm">
          <draw:text-box>
            <text:p text:style-name="P1"><text:span text:style-name="T1">Redisson Database Architecture </text:span></text:p>
          </draw:text-box>
        </draw:frame>
        <draw:custom-shape draw:name="Rectangle 67" draw:style-name="gr46" draw:text-style-name="P6" draw:layer="layout" svg:width="4.064cm" svg:height="3.318cm" svg:x="8.382cm" svg:y="3.81cm"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089 33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46" draw:text-style-name="P6" draw:layer="layout" svg:width="4.064cm" svg:height="3.318cm" svg:x="3.556cm" svg:y="3.81cm"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089 33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47" draw:text-style-name="P6" draw:layer="layout" svg:width="4.138cm" svg:height="3.318cm" svg:x="13.388cm" svg:y="3.794cm"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089 33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48" draw:text-style-name="P6" draw:layer="layout" svg:width="17.78cm" svg:height="3.318cm" svg:x="3.81cm" svg:y="9.636cm"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089 33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15" draw:layer="layout" svg:width="5.039cm" svg:height="1.244cm" svg:x="7.407cm" svg:y="15.774cm">
          <draw:text-box>
            <text:p text:style-name="P3"><text:span text:style-name="T6">REDIS</text:span></text:p>
          </draw:text-box>
        </draw:frame>
        <draw:frame draw:style-name="gr38" draw:text-style-name="P15" draw:layer="layout" svg:width="5.163cm" svg:height="1.244cm" svg:x="9.398cm" svg:y="10.642cm">
          <draw:text-box>
            <text:p text:style-name="P3"><text:span text:style-name="T6">Redisson</text:span></text:p>
          </draw:text-box>
        </draw:frame>
        <draw:frame draw:style-name="gr38" draw:text-style-name="P15" draw:layer="layout" svg:width="1.861cm" svg:height="1.244cm" svg:x="15.494cm" svg:y="6.096cm">
          <draw:text-box>
            <text:p text:style-name="P3"><text:span text:style-name="T6">map</text:span></text:p>
          </draw:text-box>
        </draw:frame>
        <draw:frame draw:style-name="gr38" draw:text-style-name="P15" draw:layer="layout" svg:width="1.861cm" svg:height="1.244cm" svg:x="10.331cm" svg:y="6.122cm">
          <draw:text-box>
            <text:p text:style-name="P3"><text:span text:style-name="T6">map</text:span></text:p>
          </draw:text-box>
        </draw:frame>
        <draw:frame draw:style-name="gr38" draw:text-style-name="P15" draw:layer="layout" svg:width="1.861cm" svg:height="1.244cm" svg:x="5.251cm" svg:y="6.122cm">
          <draw:text-box>
            <text:p text:style-name="P3"><text:span text:style-name="T6">map</text:span></text:p>
          </draw:text-box>
        </draw:frame>
        <draw:custom-shape draw:style-name="gr49" draw:text-style-name="P18" draw:layer="layout" svg:width="2.032cm" svg:height="1.27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2.032cm" svg:height="1.27cm" svg:x="9.652cm" svg:y="4.31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2.032cm" svg:height="1.27cm" svg:x="4.572cm" svg:y="4.318cm">
          <text:p/>
          <draw:enhanced-geometry svg:viewBox="0 0 21600 21600" draw:type="rectangle" draw:enhanced-path="M 0 0 L 21600 0 21600 21600 0 21600 0 0 Z N"/>
        </draw:custom-shape>
        <draw:line draw:style-name="gr50" draw:text-style-name="P16" draw:layer="layout" svg:x1="9.906cm" svg:y1="14.224cm" svg:x2="9.906cm" svg:y2="12.954cm">
          <text:p/>
        </draw:line>
        <draw:line draw:style-name="gr50" draw:text-style-name="P16" draw:layer="layout" svg:x1="5.842cm" svg:y1="9.541cm" svg:x2="5.842cm" svg:y2="6.604cm">
          <text:p/>
        </draw:line>
        <draw:line draw:style-name="gr50" draw:text-style-name="P16" draw:layer="layout" svg:x1="10.922cm" svg:y1="9.652cm" svg:x2="10.922cm" svg:y2="6.604cm">
          <text:p/>
        </draw:line>
        <draw:line draw:style-name="gr50" draw:text-style-name="P16" draw:layer="layout" svg:x1="16.256cm" svg:y1="9.652cm" svg:x2="16.202cm" svg:y2="6.604cm">
          <text:p/>
        </draw:line>
        <draw:line draw:style-name="gr51" draw:text-style-name="P16" draw:layer="layout" svg:x1="6.096cm" svg:y1="6.35cm" svg:x2="6.096cm" svg:y2="5.588cm">
          <text:p/>
        </draw:line>
        <draw:line draw:style-name="gr51" draw:text-style-name="P16" draw:layer="layout" svg:x1="11.176cm" svg:y1="6.35cm" svg:x2="11.176cm" svg:y2="5.588cm">
          <text:p/>
        </draw:line>
        <draw:line draw:style-name="gr51" draw:text-style-name="P16" draw:layer="layout" svg:x1="16.238cm" svg:y1="6.35cm" svg:x2="16.238cm" svg:y2="5.588cm">
          <text:p/>
        </draw:line>
        <draw:frame draw:style-name="gr38" draw:text-style-name="P15" draw:layer="layout" svg:width="3.207cm" svg:height="1.244cm" svg:x="3.143cm" svg:y="5.884cm">
          <draw:text-box>
            <text:p text:style-name="P3"><text:span text:style-name="T6">Bidder 1</text:span></text:p>
          </draw:text-box>
        </draw:frame>
        <draw:frame draw:style-name="gr38" draw:text-style-name="P15" draw:layer="layout" svg:width="3.207cm" svg:height="1.244cm" svg:x="7.969cm" svg:y="5.868cm">
          <draw:text-box>
            <text:p text:style-name="P3"><text:span text:style-name="T6">Bidder 2</text:span></text:p>
          </draw:text-box>
        </draw:frame>
        <draw:frame draw:style-name="gr38" draw:text-style-name="P15" draw:layer="layout" svg:width="3.207cm" svg:height="1.244cm" svg:x="13.208cm" svg:y="5.842cm">
          <draw:text-box>
            <text:p text:style-name="P3"><text:span text:style-name="T6">Bidder n</text:span></text:p>
          </draw:text-box>
        </draw:frame>
        <draw:custom-shape draw:style-name="gr52" draw:text-style-name="P19" draw:layer="layout" svg:width="6.858cm" svg:height="1.27cm" svg:x="17.018cm" svg:y="2.032cm">
          <text:p text:style-name="P18"><text:span text:style-name="T20">Local memory stores</text:span></text:p>
          <text:p text:style-name="P18"><text:span text:style-name="T20">Running campaigns</text:span></text:p>
          <draw:enhanced-geometry svg:viewBox="0 0 21600 21600" draw:text-areas="800 800 20800 20800" draw:type="round-rectangular-callout" draw:modifiers="103.92185449774 38866.40440597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20" draw:layer="layout" svg:width="6.35cm" svg:height="3.556cm" svg:x="17.78cm" svg:y="7.62cm">
          <text:p text:style-name="P8"><text:span text:style-name="T20">Map contains all campaign definitions.</text:span></text:p>
          <text:p text:style-name="P8"><text:span text:style-name="T20">It is a ConcurrentHashMap interface</text:span></text:p>
          <text:p text:style-name="P8"><text:span text:style-name="T20">To a Redisson object.</text:span></text:p>
          <draw:enhanced-geometry svg:viewBox="0 0 21600 21600" draw:text-areas="800 800 20800 20800" draw:type="round-rectangular-callout" draw:modifiers="-3710.53377420879 -6886.252459938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18" draw:layer="layout" svg:width="5.08cm" svg:height="1.778cm" svg:x="11.43cm" svg:y="15.24cm">
          <text:p text:style-name="P18">Redis store</text:p>
          <text:p text:style-name="P18">backing the map</text:p>
          <draw:enhanced-geometry svg:viewBox="0 0 21600 21600" draw:type="rectangle" draw:enhanced-path="M 0 0 L 21600 0 21600 21600 0 21600 0 0 Z N"/>
        </draw:custom-shape>
        <draw:custom-shape draw:name="Rectangle 67" draw:style-name="gr54" draw:text-style-name="P6" draw:layer="layout" svg:width="20.32cm" svg:height="3.318cm" svg:x="3.81cm" svg:y="14.208cm"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089 33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5" draw:text-style-name="P20" draw:layer="layout" svg:width="9.144cm" svg:height="5.334cm" svg:x="17.272cm" svg:y="12.954cm">
          <text:p text:style-name="P8"><text:span text:style-name="T20">To edit campaigns, u Do it in redisson/redis. All bidders </text:span></text:p>
          <text:p text:style-name="P8"><text:span text:style-name="T20">Immediately Have access. To run a campaign,</text:span></text:p>
          <text:p text:style-name="P8"><text:span text:style-name="T20">Send message to <text:s/>the bidders to have them </text:span></text:p>
          <text:p text:style-name="P8"><text:span text:style-name="T20">load the campaign from the map to the local</text:span></text:p>
          <text:p text:style-name="P8"><text:span text:style-name="T20">memory.</text:span></text:p>
          <draw:enhanced-geometry svg:viewBox="0 0 21600 21600" draw:text-areas="800 800 20800 20800" draw:type="round-rectangular-callout" draw:modifiers="-798.337889557135 -5000.187441424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6" draw:layer="layout" svg:width="13.968cm" svg:height="10.476cm" svg:x="3.81cm" svg:y="2.123cm" draw:page-number="5" presentation:class="page"/>
          <draw:frame presentation:style-name="pr3" draw:text-style-name="P21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5-05-16T16:23:46</dc:date>
          <text:p>This is a test</text:p>
          <text:p/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short_20_Arrow" draw:display-name="Rounded short Arrow" svg:viewBox="0 0 1013 1130" svg:d="M1009 1050l-449-1008-22-30-29-12-34 12-21 26-449 1012-5 13v8l5 21 12 21 17 13 21 4h903l21-4 21-13 9-21 4-21v-8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5-11-29">11/29/15</text:date></text:span></text:p>
        </draw:text-box>
      </draw:frame>
      <draw:frame draw:name="Footer Placeholder 2" presentation:style-name="Mpr1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hat is Jacamars (JRTB)?</dc:title>
    <meta:initial-creator>Peter</meta:initial-creator>
    <meta:editing-cycles>56</meta:editing-cycles>
    <meta:creation-date>2012-11-26T01:09:23</meta:creation-date>
    <dc:date>2015-11-29T21:49:36.911991475</dc:date>
    <meta:editing-duration>PT1H52M55S</meta:editing-duration>
    <meta:generator>LibreOffice/4.4.6.3$Linux_X86_64 LibreOffice_project/40m0$Build-3</meta:generator>
    <meta:document-statistic meta:object-count="19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